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2C6C81DF4A.png" manifest:media-type="image/png"/>
  <manifest:file-entry manifest:full-path="Pictures/10000001000001DA000001DA082DF3EE.png" manifest:media-type="image/png"/>
  <manifest:file-entry manifest:full-path="Pictures/10000001000001DA000001DA4B0E149D.png" manifest:media-type="image/png"/>
  <manifest:file-entry manifest:full-path="Pictures/10000001000002FC00000349FF68456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632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459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808cm" svg:height="12.999cm" svg:x="1.75cm" svg:y="1.251cm">
          <draw:image xlink:href="Pictures/10000001000002FC00000349FF68456F.png" xlink:type="simple" xlink:show="embed" xlink:actuate="onLoad" draw:mime-type="image/png">
            <text:p/>
          </draw:image>
        </draw:frame>
        <draw:frame draw:style-name="gr2" draw:text-style-name="P1" draw:layer="layout" svg:width="6.5cm" svg:height="4.617cm" svg:x="4.25cm" svg:y="0.5cm">
          <draw:image xlink:href="Pictures/10000001000001DA000001DA4B0E149D.png" xlink:type="simple" xlink:show="embed" xlink:actuate="onLoad" draw:mime-type="image/png">
            <text:p/>
          </draw:image>
        </draw:frame>
        <draw:frame draw:style-name="gr1" draw:text-style-name="P1" draw:layer="layout" svg:width="5.78cm" svg:height="5.779cm" svg:x="7cm" svg:y="5.5cm">
          <draw:image xlink:href="Pictures/10000001000001DA000001DA082DF3EE.png" xlink:type="simple" xlink:show="embed" xlink:actuate="onLoad" draw:mime-type="image/png">
            <text:p/>
          </draw:image>
        </draw:frame>
        <draw:frame draw:style-name="gr3" draw:text-style-name="P1" draw:layer="layout" svg:width="5.478cm" svg:height="3.78cm" svg:x="2.472cm" svg:y="5.82cm">
          <draw:image xlink:href="Pictures/100000010000012C0000012C6C81DF4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00:53:23.078169588</meta:creation-date>
    <dc:date>2025-10-13T01:03:21.741800821</dc:date>
    <meta:editing-duration>PT9M59S</meta:editing-duration>
    <meta:editing-cycles>1</meta:editing-cycles>
    <meta:document-statistic meta:object-count="4"/>
    <meta:generator>LibreOffice/24.2.3.2$Linux_X86_64 LibreOffice_project/433d9c2ded56988e8a90e6b2e771ee4e6a5ab2ba</meta:generator>
  </office:meta>
</office:document-meta>
</file>